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3A0000006EB62F5FDA16101B87.png" manifest:media-type="image/png"/>
  <manifest:file-entry manifest:full-path="Pictures/100000000000035400000120F3D3DAC59A37A7C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iano-title">
      <style:graphic-properties draw:auto-grow-height="true" fo:min-height="2.63cm"/>
      <style:paragraph-properties style:writing-mode="lr-tb"/>
    </style:style>
    <style:style style:name="pr2" style:family="presentation" style:parent-style-name="Piano-subtitle">
      <style:graphic-properties draw:fill-color="#ffffff" draw:auto-grow-height="true" fo:min-height="4.676cm"/>
      <style:paragraph-properties style:writing-mode="lr-tb"/>
    </style:style>
    <style:style style:name="pr3" style:family="presentation" style:parent-style-name="Piano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iano1-title">
      <style:graphic-properties draw:auto-grow-height="true" fo:min-height="1.55cm"/>
      <style:paragraph-properties style:writing-mode="lr-tb"/>
    </style:style>
    <style:style style:name="pr5" style:family="presentation" style:parent-style-name="Piano1-outline1">
      <style:graphic-properties fo:min-height="11.929cm"/>
      <style:paragraph-properties style:writing-mode="lr-tb"/>
    </style:style>
    <style:style style:name="pr6" style:family="presentation" style:parent-style-name="Piano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Piano1-title">
      <style:graphic-properties fo:min-height="1.55cm"/>
      <style:paragraph-properties style:writing-mode="lr-tb"/>
    </style:style>
    <style:style style:name="pr8" style:family="presentation" style:parent-style-name="Piano1-outline1">
      <style:graphic-properties fo:min-height="10.001cm"/>
      <style:paragraph-properties style:writing-mode="lr-tb"/>
    </style:style>
    <style:style style:name="pr9" style:family="presentation" style:parent-style-name="Piano1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font-size="24pt" style:font-size-asian="24pt" style:font-size-complex="24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margin-left="0cm" fo:margin-right="0cm" fo:text-align="center" fo:text-indent="0cm" style:writing-mode="lr-tb"/>
      <style:text-properties fo:color="#000000" loext:opacity="100%" fo:font-size="24pt" style:font-size-asian="24pt" style:font-size-complex="24pt"/>
    </style:style>
    <style:style style:name="P4" style:family="paragraph">
      <loext:graphic-properties draw:fill-color="#ffffff"/>
      <style:text-properties fo:color="#000000" loext:opacity="100%" loext:color-lum-mod="100%" loext:color-lum-off="0%" fo:font-size="24pt" style:font-size-asian="24pt" style:font-size-complex="24pt"/>
    </style:style>
    <style:style style:name="P5" style:family="paragraph">
      <loext:graphic-properties draw:fill-color="#ffffff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margin-left="0cm" fo:margin-right="0cm" fo:margin-top="0.374cm" fo:margin-bottom="0cm" fo:text-indent="0cm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loext:opacity="100%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iano" presentation:presentation-page-layout-name="AL1T0">
        <office:forms form:automatic-focus="false" form:apply-design-mode="false"/>
        <draw:frame presentation:style-name="pr1" draw:text-style-name="P2" draw:layer="layout" svg:width="25.199cm" svg:height="2.63cm" svg:x="1.4cm" svg:y="0.627cm" presentation:class="title" presentation:user-transformed="true">
          <draw:text-box>
            <text:p text:style-name="P1"><text:span text:style-name="T1">QB Networks &amp; Masscollabs Services &amp; PSD UNIX</text:span></text:p>
          </draw:text-box>
        </draw:frame>
        <draw:frame presentation:style-name="pr2" draw:text-style-name="P4" draw:layer="layout" svg:width="25.199cm" svg:height="4.676cm" svg:x="1.4cm" svg:y="3.685cm" presentation:class="subtitle" presentation:user-transformed="true">
          <draw:text-box>
            <text:p text:style-name="P3"><text:span text:style-name="T2">Our Concept of Release Engineering with a Continuum Perspectiv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iano1" presentation:presentation-page-layout-name="AL2T1">
        <office:forms form:automatic-focus="false" form:apply-design-mode="false"/>
        <draw:frame presentation:style-name="pr4" draw:layer="layout" svg:width="26cm" svg:height="1.55cm" svg:x="1cm" svg:y="0.102cm" presentation:class="title">
          <draw:text-box>
            <text:p text:style-name="P6"><text:span text:style-name="T1">QB Networks &amp; Masscollabs Services &amp; PSD UNIX</text:span></text:p>
          </draw:text-box>
        </draw:frame>
        <draw:frame presentation:style-name="pr5" draw:layer="layout" svg:width="26cm" svg:height="10cm" svg:x="1cm" svg:y="3cm" presentation:class="outline">
          <draw:text-box>
            <text:list text:style-name="L2">
              <text:list-item>
                <text:p text:style-name="P7">24/7 team leads the release engineering model </text:p>
              </text:list-item>
              <text:list-item>
                <text:p text:style-name="P7">24/7 teams handles security issues</text:p>
              </text:list-item>
              <text:list-item>
                <text:p text:style-name="P7">24/7 team is the lead of core team</text:p>
              </text:list-item>
              <text:list-item>
                <text:p text:style-name="P7">24/7 team is builded with QB Networks and leads to Masscollabs Services and other projects. So in another words QB Networks is the core lead tea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iano1" presentation:presentation-page-layout-name="AL2T1">
        <office:forms form:automatic-focus="false" form:apply-design-mode="false"/>
        <draw:frame presentation:style-name="pr7" draw:layer="layout" svg:width="26cm" svg:height="1.55cm" svg:x="1cm" svg:y="0.102cm" presentation:class="title">
          <draw:text-box>
            <text:p text:style-name="P6"><text:span text:style-name="T1">QB Networks &amp; Masscollabs Services &amp; PSD UNIX</text:span></text:p>
          </draw:text-box>
        </draw:frame>
        <draw:frame presentation:style-name="pr8" draw:layer="layout" svg:width="26cm" svg:height="10cm" svg:x="1cm" svg:y="3cm" presentation:class="outline">
          <draw:text-box>
            <text:list text:style-name="L2">
              <text:list-item>
                <text:p>CC BY-SA 4.0 or later</text:p>
              </text:list-item>
              <text:list-item>
                <text:p>By Mert Gör : <text:a xlink:href="mailto:mertgor@qbnetworks.xyz" xlink:type="simple">mertgor@qbnetworks.xyz</text:a></text:p>
              </text:list-item>
              <text:list-item>
                <text:p>GPG Key ID: 0xD200B456637BC4F3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iano1" presentation:presentation-page-layout-name="AL2T1">
        <office:forms form:automatic-focus="false" form:apply-design-mode="false"/>
        <draw:frame presentation:style-name="pr7" draw:layer="layout" svg:width="26cm" svg:height="1.55cm" svg:x="1cm" svg:y="0.102cm" presentation:class="title">
          <draw:text-box>
            <text:p text:style-name="P6"><text:span text:style-name="T1">QB Networks &amp; Masscollabs Services &amp; PSD UNIX</text:span></text:p>
          </draw:text-box>
        </draw:frame>
        <draw:frame presentation:style-name="pr8" draw:layer="layout" svg:width="26cm" svg:height="10cm" svg:x="1cm" svg:y="3cm" presentation:class="outline">
          <draw:text-box>
            <text:list text:style-name="L2">
              <text:list-item>
                <text:p>Telegram Group : <text:a xlink:href="https://t.me/masscollabs" xlink:type="simple">https://t.me/masscollabs</text:a></text:p>
              </text:list-item>
              <text:list-item>
                <text:p>libera.chat IRC Channel : #masscollab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5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000000" draw:opacity="50%" draw:shadow-opacity="50%"/>
    </style:style>
    <style:style style:name="Accent_20_3" style:display-name="Accent 3" style:family="graphic" style:parent-style-name="Accent"/>
    <style:style style:name="Piano-background" style:family="presentation">
      <style:graphic-properties draw:stroke="none" draw:fill="none"/>
      <style:text-properties style:letter-kerning="true"/>
    </style:style>
    <style:style style:name="Piano-backgroundobjects" style:family="presentation">
      <style:graphic-properties draw:fill-color="#000000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Pian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-outline1" style:family="presentation">
      <style:graphic-properties draw:stroke="none" draw:fill="none" draw:auto-grow-height="false" draw:fit-to-size="false" style:shrink-to-fit="true">
        <text:list-style style:name="Pian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-outline2" style:family="presentation" style:parent-style-name="Piano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iano-outline3" style:family="presentation" style:parent-style-name="Piano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iano-outline4" style:family="presentation" style:parent-style-name="Piano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iano-outline5" style:family="presentation" style:parent-style-name="Piano-outline4">
      <style:paragraph-properties fo:margin-left="0cm" fo:margin-right="0cm" fo:margin-top="0.075cm" fo:margin-bottom="0cm" fo:text-indent="0cm"/>
    </style:style>
    <style:style style:name="Piano-outline6" style:family="presentation" style:parent-style-name="Piano-outline5"/>
    <style:style style:name="Piano-outline7" style:family="presentation" style:parent-style-name="Piano-outline6"/>
    <style:style style:name="Piano-outline8" style:family="presentation" style:parent-style-name="Piano-outline7"/>
    <style:style style:name="Piano-outline9" style:family="presentation" style:parent-style-name="Piano-outline8"/>
    <style:style style:name="Piano-subtitle" style:family="presentation">
      <style:graphic-properties draw:stroke="none" draw:fill="none" draw:textarea-vertical-align="middle">
        <text:list-style style:name="Pian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-title" style:family="presentation">
      <style:graphic-properties draw:stroke="none" draw:fill="none" draw:fill-image-width="0cm" draw:fill-image-height="0cm" draw:textarea-vertical-align="middle">
        <text:list-style style:name="Pian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iano1-background" style:family="presentation">
      <style:graphic-properties draw:stroke="none" draw:fill="none"/>
      <style:text-properties style:letter-kerning="true"/>
    </style:style>
    <style:style style:name="Pian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an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1-outline1" style:family="presentation">
      <style:graphic-properties draw:stroke="none" draw:fill="none" draw:auto-grow-height="false" draw:fit-to-size="false" style:shrink-to-fit="true">
        <text:list-style style:name="Pian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1-outline2" style:family="presentation" style:parent-style-name="Piano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iano1-outline3" style:family="presentation" style:parent-style-name="Piano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iano1-outline4" style:family="presentation" style:parent-style-name="Piano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iano1-outline5" style:family="presentation" style:parent-style-name="Piano1-outline4">
      <style:paragraph-properties fo:margin-left="0cm" fo:margin-right="0cm" fo:margin-top="0.075cm" fo:margin-bottom="0cm" fo:text-indent="0cm"/>
    </style:style>
    <style:style style:name="Piano1-outline6" style:family="presentation" style:parent-style-name="Piano1-outline5"/>
    <style:style style:name="Piano1-outline7" style:family="presentation" style:parent-style-name="Piano1-outline6"/>
    <style:style style:name="Piano1-outline8" style:family="presentation" style:parent-style-name="Piano1-outline7"/>
    <style:style style:name="Piano1-outline9" style:family="presentation" style:parent-style-name="Piano1-outline8"/>
    <style:style style:name="Piano1-subtitle" style:family="presentation">
      <style:graphic-properties draw:stroke="none" draw:fill="none" draw:textarea-vertical-align="middle">
        <text:list-style style:name="Pian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1-title" style:family="presentation">
      <style:graphic-properties draw:stroke="none" draw:fill="none" draw:textarea-vertical-align="middle">
        <text:list-style style:name="Pian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-color="#ffffff" draw:opacity="30%" draw:textarea-horizontal-align="justify" draw:textarea-vertical-align="middle" draw:auto-grow-height="false" fo:min-height="1.846cm" fo:min-width="23.968cm"/>
    </style:style>
    <style:style style:name="Mgr5" style:family="graphic" style:parent-style-name="standard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iano-backgroundobjects">
      <style:graphic-properties draw:stroke="none" draw:textarea-vertical-align="middle" draw:auto-grow-height="false" fo:min-height="8.827cm" fo:min-width="28cm"/>
    </style:style>
    <style:style style:name="Mpr2" style:family="presentation" style:parent-style-name="Piano-backgroundobjects">
      <style:graphic-properties draw:stroke="none" svg:stroke-width="0cm" draw:marker-start-width="0.2cm" draw:marker-end-width="0.2cm" draw:opacity="81%" draw:textarea-vertical-align="middle" draw:auto-grow-height="false" fo:min-height="2.63cm" fo:min-width="25.199cm" fo:padding-top="0cm" fo:padding-bottom="0cm" fo:padding-left="0cm" fo:padding-right="0cm"/>
    </style:style>
    <style:style style:name="Mpr3" style:family="presentation" style:parent-style-name="Pian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Pian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Pian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Piano1-backgroundobjects">
      <style:graphic-properties draw:stroke="none" draw:fill-color="#000000" draw:textarea-vertical-align="middle" draw:auto-grow-height="false" fo:min-height="1.75cm" fo:min-width="28cm"/>
    </style:style>
    <style:style style:name="Mpr7" style:family="presentation" style:parent-style-name="Piano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Piano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Piano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opacity="81%"/>
      <style:paragraph-properties fo:text-align="center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eeeee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iano" style:page-layout-name="PM1" draw:style-name="Mdp1">
      <draw:frame draw:style-name="Mgr3" draw:text-style-name="MP5" draw:layer="backgroundobjects" svg:width="27.991cm" svg:height="7.098cm" svg:x="0cm" svg:y="8.686cm">
        <draw:image xlink:href="Pictures/100000000000035400000120F3D3DAC59A37A7CE.png" xlink:type="simple" xlink:show="embed" xlink:actuate="onLoad" draw:mime-type="image/png">
          <text:p/>
        </draw:image>
      </draw:frame>
      <draw:custom-shape presentation:style-name="Mpr1" draw:text-style-name="MP6" draw:layer="backgroundobjects" svg:width="28cm" svg:height="8.827cm" svg:x="0cm" svg:y="0.001cm">
        <text:p/>
        <draw:enhanced-geometry svg:viewBox="0 0 21600 21600" draw:type="rectangle" draw:enhanced-path="M 0 0 L 21600 0 21600 21600 0 21600 0 0 Z N"/>
      </draw:custom-shape>
      <draw:frame presentation:style-name="Piano-title" draw:layer="backgroundobjects" svg:width="25.199cm" svg:height="2.63cm" svg:x="1.4cm" svg:y="0.627cm" presentation:class="title" presentation:placeholder="true">
        <draw:text-box/>
      </draw:frame>
      <draw:frame presentation:style-name="Piano-outline1" draw:layer="backgroundobjects" svg:width="25.199cm" svg:height="4.676cm" svg:x="1.4cm" svg:y="3.685cm" presentation:class="outline" presentation:placeholder="true">
        <draw:text-box/>
      </draw:frame>
      <draw:custom-shape presentation:style-name="Mpr2" draw:text-style-name="MP7" draw:layer="backgroundobjects" svg:width="25.199cm" svg:height="2.63cm" svg:x="1.4cm" svg:y="0.609cm">
        <text:p/>
        <draw:enhanced-geometry svg:viewBox="0 0 21600 21600" draw:type="rectangle" draw:enhanced-path="M 0 0 L 21600 0 21600 21600 0 21600 0 0 Z N"/>
      </draw:custom-shape>
      <draw:custom-shape draw:style-name="Mgr4" draw:text-style-name="MP8" draw:layer="backgroundobjects" svg:width="24.468cm" svg:height="2.096cm" svg:x="1.694cm" svg:y="0.805cm">
        <text:p/>
        <draw:enhanced-geometry svg:viewBox="0 0 21600 21600" draw:type="rectangle" draw:enhanced-path="M 0 0 L 21600 0 21600 21600 0 21600 0 0 Z N"/>
      </draw:custom-shape>
      <draw:frame presentation:style-name="Mpr3" draw:text-style-name="MP2" draw:layer="backgroundobjects" svg:width="6.523cm" svg:height="1.086cm" svg:x="1cm" svg:y="14.35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8.875cm" svg:height="1.086cm" svg:x="9.563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477cm" svg:y="14.3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iano-title" draw:layer="backgroundobjects" svg:width="14.848cm" svg:height="11.136cm" svg:x="3.075cm" svg:y="2.257cm" presentation:class="page"/>
        <draw:frame presentation:style-name="Pian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ano1" style:page-layout-name="PM1" draw:style-name="Mdp1">
      <office:forms form:automatic-focus="false" form:apply-design-mode="false"/>
      <draw:custom-shape presentation:style-name="Mpr6" draw:text-style-name="MP11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Piano1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23cm" svg:height="1.086cm" svg:x="1cm" svg:y="14.35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10" draw:layer="backgroundobjects" svg:width="8.875cm" svg:height="1.086cm" svg:x="9.563cm" svg:y="14.348cm" presentation:class="footer">
        <draw:text-box>
          <text:p text:style-name="MP9"><text:span text:style-name="MT2"><presentation:footer/></text:span></text:p>
        </draw:text-box>
      </draw:frame>
      <draw:frame presentation:style-name="Mpr7" draw:text-style-name="MP4" draw:layer="backgroundobjects" svg:width="6.523cm" svg:height="1.086cm" svg:x="20.477cm" svg:y="14.35cm" presentation:class="page-number">
        <draw:text-box>
          <text:p text:style-name="MP3"><text:span text:style-name="MT2"><text:page-number>&lt;number&gt;</text:page-number></text:span></text:p>
        </draw:text-box>
      </draw:frame>
      <draw:custom-shape presentation:style-name="Mpr6" draw:text-style-name="MP11" draw:layer="backgroundobjects" svg:width="28cm" svg:height="1.75cm" svg:x="0cm" svg:y="0.001cm">
        <text:p/>
        <draw:enhanced-geometry svg:viewBox="0 0 21600 21600" draw:type="rectangle" draw:enhanced-path="M 0 0 L 21600 0 21600 21600 0 21600 0 0 Z N"/>
      </draw:custom-shape>
      <draw:frame presentation:style-name="Piano1-title" draw:layer="backgroundobjects" svg:width="26cm" svg:height="1.55cm" svg:x="1cm" svg:y="0.102cm" presentation:class="title" presentation:placeholder="true">
        <draw:text-box/>
      </draw:frame>
      <draw:frame draw:style-name="Mgr5" draw:text-style-name="MP5" draw:layer="backgroundobjects" svg:width="17.5cm" svg:height="2.33cm" svg:x="10cm" svg:y="12cm">
        <draw:image xlink:href="Pictures/100000010000033A0000006EB62F5FDA16101B87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iano1-title" draw:layer="backgroundobjects" svg:width="14.848cm" svg:height="11.136cm" svg:x="3.075cm" svg:y="2.257cm" presentation:class="page"/>
        <draw:frame presentation:style-name="Piano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1T17:43:18.351099300</meta:creation-date>
    <meta:editing-duration>PT5M1S</meta:editing-duration>
    <meta:editing-cycles>2</meta:editing-cycles>
    <meta:generator>LibreOffice/7.4.7.2$Linux_X86_64 LibreOffice_project/40$Build-2</meta:generator>
    <dc:title>Piano</dc:title>
    <dc:date>2024-10-21T17:48:18.880672112</dc:date>
    <meta:document-statistic meta:object-count="55"/>
  </office:meta>
</office:document-meta>
</file>